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Header_20_right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frontfooter">
      <style:text-properties fo:font-size="14pt" style:font-size-asian="14pt" style:font-size-complex="14pt"/>
    </style:style>
    <style:style style:name="P7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9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10" style:family="paragraph" style:parent-style-name="shorttitleirish">
      <style:paragraph-properties fo:background-color="#ffffff" text:number-lines="false" text:line-number="0">
        <style:background-image/>
      </style:paragraph-properties>
    </style:style>
    <style:style style:name="P11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2" style:family="paragraph" style:parent-style-name="graphic">
      <style:paragraph-properties fo:break-before="page"/>
    </style:style>
    <style:style style:name="P13" style:family="paragraph" style:parent-style-name="actsreferredto">
      <style:paragraph-properties fo:break-before="page"/>
    </style:style>
    <style:style style:name="P14" style:family="paragraph" style:parent-style-name="subsection">
      <style:paragraph-properties fo:break-before="page"/>
    </style:style>
    <style:style style:name="P15" style:family="paragraph" style:parent-style-name="arrangementofsections">
      <style:paragraph-properties fo:text-align="start" style:justify-single-word="false"/>
    </style:style>
    <style:style style:name="P16" style:family="paragraph" style:parent-style-name="shouldernote">
      <style:text-properties style:font-name="Times New Roman" fo:font-size="11pt" style:font-size-asian="11pt" style:font-size-complex="11pt"/>
    </style:style>
    <style:style style:name="P17" style:family="paragraph" style:parent-style-name="section">
      <style:text-properties style:font-name="Times New Roman" fo:font-size="11pt" style:font-size-asian="11pt" style:font-size-complex="11pt"/>
    </style:style>
    <style:style style:name="P18" style:family="paragraph" style:parent-style-name="paragraph_5f_insert">
      <style:text-properties style:font-name="Times New Roman" fo:font-size="11pt" style:font-size-asian="11pt" style:font-size-complex="11pt"/>
    </style:style>
    <style:style style:name="P19" style:family="paragraph" style:parent-style-name="subsection_5f_insert">
      <style:text-properties style:font-name="Times New Roman" fo:font-size="11pt" style:font-size-asian="11pt" style:font-size-complex="11pt"/>
    </style:style>
    <style:style style:name="P20" style:family="paragraph" style:parent-style-name="enacted">
      <style:text-properties style:font-name="Times New Roman" fo:font-size="11pt" style:font-size-asian="11pt" style:font-size-complex="11pt"/>
    </style:style>
    <style:style style:name="P21" style:family="paragraph" style:parent-style-name="paragraph">
      <style:text-properties style:font-name="Times New Roman" fo:font-size="11pt" style:font-size-asian="11pt" style:font-size-complex="11pt"/>
    </style:style>
    <style:style style:name="P22" style:family="paragraph" style:parent-style-name="actreferredto">
      <style:paragraph-properties>
        <style:tab-stops/>
      </style:paragraph-properties>
    </style:style>
    <style:style style:name="P23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4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25" style:family="paragraph" style:parent-style-name="Standard">
      <style:paragraph-properties text:number-lines="false" text:line-number="0"/>
    </style:style>
    <style:style style:name="P26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7" style:family="paragraph" style:parent-style-name="bill">
      <style:paragraph-properties text:number-lines="false" text:line-number="0"/>
    </style:style>
    <style:style style:name="P28" style:family="paragraph" style:parent-style-name="shorttitlebackpage">
      <style:paragraph-properties text:number-lines="false" text:line-number="0"/>
    </style:style>
    <style:style style:name="P29" style:family="paragraph" style:parent-style-name="hr2">
      <style:paragraph-properties text:number-lines="false" text:line-number="0"/>
    </style:style>
    <style:style style:name="P30" style:family="paragraph" style:parent-style-name="hr2">
      <style:paragraph-properties text:number-lines="false" text:line-number="0"/>
      <style:text-properties style:font-name="Times New Roman"/>
    </style:style>
    <style:style style:name="P31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32" style:family="paragraph" style:parent-style-name="asinitiated">
      <style:paragraph-properties text:number-lines="false" text:line-number="0"/>
    </style:style>
    <style:style style:name="P33" style:family="paragraph" style:parent-style-name="centered">
      <style:paragraph-properties text:number-lines="false" text:line-number="0" style:writing-mode="lr-tb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34" style:family="paragraph" style:parent-style-name="Standard" style:master-page-name="frontcover">
      <style:paragraph-properties style:page-number="1"/>
    </style:style>
    <style:style style:name="P35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" style:font-name-asian="Times New Roman3" style:font-name-complex="Times New Roman3"/>
    </style:style>
    <style:style style:name="T10" style:family="text">
      <style:text-properties style:font-name="Times New Roman3"/>
    </style:style>
    <style:style style:name="T11" style:family="text">
      <style:text-properties style:font-name="Times New Roman3" style:font-name-asian="Times New Roman3" style:font-name-complex="Times New Roman3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74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GA_shorttitle" text:name="GA_shorttitle"/>
        <text:user-field-decl office:value-type="string" office:string-value="Criminal Justice (Suspended Sentences of Imprisonment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EN_longtitle" text:name="EN_longtitle"/>
        <text:user-field-decl office:value-type="string" office:string-value="AN BILLE UM CHEARTAS COIRIÚIL (PIANBHREITHEANNA PRÍOSÚNACHTA FIONRAITHE), 2016" text:name="GA_shorttitle_caps"/>
      </text:user-field-decls>
      <text:p text:style-name="P34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5">An Bille um Cheartas Coiriúil (Pianbhreitheanna Príosúnachta Fionraithe), 2016</text:span></text:span></text:p>
      <text:p text:style-name="shorttitleenglish_5f_frontpage"><text:span text:style-name="bold_5f_noitalic_5f_nounderline"><text:span text:style-name="T5">Criminal Justice (Suspended Sentences of Imprisonment) Bill 2016</text:span></text:span></text:p>
      <text:p text:style-name="P9"/>
      <text:p text:style-name="asinitiated"><text:span text:style-name="bold_5f_noitalic_5f_nounderline"><text:span text:style-name="T8">Mar a tionscnaíodh</text:span></text:span></text:p>
      <text:p text:style-name="asinitiated"><text:span text:style-name="bold_5f_noitalic_5f_nounderline"><text:span text:style-name="T8">As initiated</text:span></text:span></text:p>
      <text:p text:style-name="hr"/>
      <text:p text:style-name="P35"/>
      <text:p text:style-name="P9"/>
      <text:p text:style-name="P10"><text:span text:style-name="bold_5f_noitalic_5f_nounderline"><text:span text:style-name="T5"><text:user-field-get text:name="GA_shorttitle_caps">AN BILLE UM CHEARTAS COIRIÚIL (PIANBHREITHEANNA PRÍOSÚNACHTA FIONRAITHE), 2016</text:user-field-get></text:span></text:span></text:p>
      <text:p text:style-name="shorttitleenglish"><text:span text:style-name="bold_5f_noitalic_5f_nounderline"><text:span text:style-name="T5"><text:user-field-get text:name="EN_shorttitle">Criminal Justice (Suspended Sentences of Imprisonment) Bill 2016</text:user-field-get></text:span></text:span></text:p>
      <text:p text:style-name="P9"/>
      <text:p text:style-name="P7"><text:span text:style-name="nobold_5f_italic_5f_nounderline"><text:span text:style-name="T5"><text:user-field-get text:name="GA_DOC_STAGE">Mar a tionscnaíodh</text:user-field-get></text:span></text:span></text:p>
      <text:p text:style-name="P11"><text:span text:style-name="nobold_5f_italic_5f_nounderline"><text:span text:style-name="T5"><text:user-field-get text:name="EN_DOC_STAGE">As initiated</text:user-field-get></text:span></text:span></text:p>
      <text:p text:style-name="P8"/>
      <text:p text:style-name="arrangementofsections">CONTENTS</text:p>
      <text:p text:style-name="arrangementofsections"/>
      <text:p text:style-name="P15">Section</text:p>
      <text:p text:style-name="tocsectionnumber">1. <text:s/><text:bookmark-ref text:reference-format="text" text:ref-name="toc_book_1">Definition</text:bookmark-ref></text:p>
      <text:p text:style-name="tocsectionnumber">2. <text:s/><text:bookmark-ref text:reference-format="text" text:ref-name="toc_book_2">Amendment of section 99 of Criminal Justice Act 2006</text:bookmark-ref></text:p>
      <text:p text:style-name="tocsectionnumber">3. <text:s/><text:bookmark-ref text:reference-format="text" text:ref-name="toc_book_3">Construction of references</text:bookmark-ref></text:p>
      <text:p text:style-name="tocsectionnumber">4. <text:s/><text:bookmark-ref text:reference-format="text" text:ref-name="toc_book_4">Short title and commencement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3">Acts Referred to</text:p>
          </text:index-title>
          <text:p text:style-name="P22">Criminal Justice (Theft and Fraud Offences) Act 2001 (No. 50)</text:p>
          <text:p text:style-name="P22">Criminal Justice Act 1951 (No. 2)</text:p>
          <text:p text:style-name="P22">Criminal Justice Act 1984 (No. 22)</text:p>
          <text:p text:style-name="P22">Criminal Justice Act 2006 (No. 26)</text:p>
          <text:p text:style-name="P22">Criminal Law Act 1976 (No. 32)</text:p>
          <text:p text:style-name="P22">Interpretation Act 2005 (No. 23)</text:p>
        </text:index-body>
      </text:alphabetical-index>
      <text:p text:style-name="Standard"/>
      <text:p text:style-name="P12"/>
      <text:p text:style-name="hr"/>
      <text:p text:style-name="shorttitleirish"><text:hidden-text text:condition="ooow:" text:string-value="P5:L1" text:is-hidden="true"/><text:user-field-get text:name="GA_shorttitle_caps">AN BILLE UM CHEARTAS COIRIÚIL (PIANBHREITHEANNA PRÍOSÚNACHTA FIONRAITHE), 2016</text:user-field-get><text:hidden-text text:condition="ooow:" text:string-value="P5:L2" text:is-hidden="true"/></text:p>
      <text:p text:style-name="shorttitleenglish"><text:hidden-text text:condition="ooow:" text:string-value="P5:L3" text:is-hidden="true"/><text:user-field-get text:name="EN_shorttitle">Criminal Justice (Suspended Sentences of Imprisonment) Bill 2016</text:user-field-get></text:p>
      <text:p text:style-name="hr"/>
      <text:p text:style-name="bill"><text:hidden-text text:condition="ooow:" text:string-value="P5:L4" text:is-hidden="true"/><text:user-field-get text:name="STATUS">Bill</text:user-field-get></text:p>
      <text:p text:style-name="entitled"><text:hidden-text text:condition="ooow:" text:string-value="P5:L5" text:is-hidden="true"/>entitled</text:p>
      <text:p text:style-name="longtitle"><text:hidden-text text:condition="ooow:" text:string-value="P5:L6" text:is-hidden="true"/>An Act to amend section 99 of the Criminal Justice Act 2006 in certain respects; and to <text:hidden-text text:condition="ooow:" text:string-value="P5:L7" text:is-hidden="true"/>provide for related matters.</text:p>
      <text:p text:style-name="P20"><text:hidden-text text:condition="ooow:" text:string-value="P5:L8" text:is-hidden="true"/>Be it enacted by the Oireachtas as follows:</text:p>
      <text:p text:style-name="P16"><text:hidden-text text:condition="ooow:" text:string-value="P5:L9" text:is-hidden="true"/><text:bookmark-start text:name="toc_book_1"/>Definition<text:bookmark-end text:name="toc_book_1"/></text:p>
      <text:p text:style-name="section"><text:hidden-text text:condition="ooow:" text:string-value="P5:L10" text:is-hidden="true"/><text:reference-mark-start text:name="sectionnumber_1"/><text:span text:style-name="T6"><text:sequence text:ref-name="refsectionnumber0" text:name="sectionnumber" text:formula="ooow:sectionnumber+1" style:num-format="1">1</text:sequence></text:span><text:reference-mark-end text:name="sectionnumber_1"/><text:span text:style-name="T6">.</text:span><text:span text:style-name="T7"><text:tab/>In this Act “Act of 2006” means the </text:span><text:alphabetical-index-mark text:string-value="Criminal Justice Act 2006 (No. 26)"/><text:a xlink:type="simple" xlink:href="http://www.irishstatutebook.ie/2006/en/act/pub/0026/index.html"><text:span text:style-name="T7"/></text:a><text:a xlink:type="simple" xlink:href="http://www.irishstatutebook.ie/2006/en/act/pub/0026/index.html"><text:span text:style-name="T7">Criminal Justice Act 2006</text:span></text:a><text:span text:style-name="T7">.</text:span></text:p>
      <text:p text:style-name="shouldernote"><text:hidden-text text:condition="ooow:" text:string-value="P5:L11" text:is-hidden="true"/><text:bookmark-start text:name="toc_book_2"/><text:span text:style-name="T7">Amendment of section 99 of </text:span><text:alphabetical-index-mark text:string-value="Criminal Justice Act 2006 (No. 26)"/><text:a xlink:type="simple" xlink:href="http://www.irishstatutebook.ie/2006/en/act/pub/0026/index.html"><text:span text:style-name="T7"/></text:a><text:a xlink:type="simple" xlink:href="http://www.irishstatutebook.ie/2006/en/act/pub/0026/index.html"><text:span text:style-name="T7">Criminal Justice Act 2006</text:span></text:a><text:bookmark-end text:name="toc_book_2"/></text:p>
      <text:p text:style-name="P17"><text:hidden-text text:condition="ooow:" text:string-value="P5:L12" text:is-hidden="true"/><text:reference-mark-start text:name="sectionnumber_2"/><text:span text:style-name="T4"><text:sequence text:ref-name="refsectionnumber1" text:name="sectionnumber" text:formula="ooow:sectionnumber+1" style:num-format="1">2</text:sequence></text:span><text:reference-mark-end text:name="sectionnumber_2"/><text:span text:style-name="T4">.</text:span><text:tab/>Section 99 of the Act of 2006 is amended⁠—</text:p>
      <text:p text:style-name="P21"><text:hidden-text text:condition="ooow:" text:string-value="P5:L13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in subsection (7), by the insertion of “, by electronic or other means,” after “it <text:hidden-text text:condition="ooow:" text:string-value="P5:L14" text:is-hidden="true"/>shall cause a copy of the order to be given”,</text:p>
      <text:p text:style-name="P21"><text:hidden-text text:condition="ooow:" text:string-value="P5:L15" text:is-hidden="true"/><text:tab/><text:reference-mark-start text:name="paragraphnumber_2"/>(<text:sequence text:ref-name="refparagraphnumber1" text:name="paragraphnumber" text:formula="ooow:paragraphnumber+1" style:num-format="a">b</text:sequence>)<text:reference-mark-end text:name="paragraphnumber_2"/><text:tab/>in subsection (8), by the insertion of “, by electronic or other means,” after “it <text:hidden-text text:condition="ooow:" text:string-value="P5:L16" text:is-hidden="true"/>shall cause a copy of the order and the conditions to be given”,</text:p>
      <text:p text:style-name="P21"><text:hidden-text text:condition="ooow:" text:string-value="P5:L17" text:is-hidden="true"/><text:tab/><text:reference-mark-start text:name="paragraphnumber_3"/>(<text:sequence text:ref-name="refparagraphnumber2" text:name="paragraphnumber" text:formula="ooow:paragraphnumber+1" style:num-format="a">c</text:sequence>)<text:reference-mark-end text:name="paragraphnumber_3"/><text:tab/>by the insertion of the following subsections after subsection (8):</text:p>
      <text:p text:style-name="paragraph_5f_insert"><text:hidden-text text:condition="ooow:" text:string-value="P5:L18" text:is-hidden="true"/><text:tab/>“(8A) (a)<text:tab/>Where a person to whom an order under subsection (1) applies⁠—</text:p>
      <text:p text:style-name="subparagraph_5f_insert"><text:hidden-text text:condition="ooow:" text:string-value="P5:L19" text:is-hidden="true"/><text:tab/>(i)<text:tab/>commits an offence after the making of that order and during the <text:hidden-text text:condition="ooow:" text:string-value="P5:L20" text:is-hidden="true"/>period of suspension of the sentence concerned (in this section <text:hidden-text text:condition="ooow:" text:string-value="P5:L21" text:is-hidden="true"/>referred to as the ‘triggering offence’), and</text:p>
      <text:p text:style-name="subparagraph_5f_insert"><text:hidden-text text:condition="ooow:" text:string-value="P5:L22" text:is-hidden="true"/><text:tab/>(ii)<text:tab/>subject to subsection (8B), is convicted of the triggering <text:hidden-text text:condition="ooow:" text:string-value="P5:L23" text:is-hidden="true"/>offence,</text:p>
      <text:p text:style-name="paragraph_5f_insert"><text:hidden-text text:condition="ooow:" text:string-value="P5:L24" text:is-hidden="true"/><text:tab/><text:tab/>the court before which proceedings for the triggering offence are <text:hidden-text text:condition="ooow:" text:string-value="P5:L25" text:is-hidden="true"/>brought shall, after imposing sentence for that offence, remand the <text:hidden-text text:condition="ooow:" text:string-value="P5:L26" text:is-hidden="true"/>person in custody or on bail to a sitting of the court that made the <text:hidden-text text:condition="ooow:" text:string-value="P5:L27" text:is-hidden="true"/>said order to be held⁠—</text:p>
      <text:p text:style-name="subparagraph_5f_insert"><text:hidden-text text:condition="ooow:" text:string-value="P5:L28" text:is-hidden="true"/><text:tab/>(I)<text:tab/>no later than 15 days after such remand, or</text:p>
      <text:p text:style-name="subparagraph_5f_insert"><text:hidden-text text:condition="ooow:" text:string-value="P5:L29" text:is-hidden="true"/><text:tab/>(II)<text:tab/>if there is no sitting of that court within that period, to the next <text:hidden-text text:condition="ooow:" text:string-value="P5:L30" text:is-hidden="true"/>sitting of that court thereafter,</text:p>
      <text:p text:style-name="paragraph_5f_insert"><text:soft-page-break/><text:hidden-text text:condition="ooow:" text:string-value="P6:L1" text:is-hidden="true"/><text:tab/><text:tab/>and, if there is no sitting of that court on the day to which that <text:hidden-text text:condition="ooow:" text:string-value="P6:L2" text:is-hidden="true"/>person has been remanded, he or she shall stand so remanded to the <text:hidden-text text:condition="ooow:" text:string-value="P6:L3" text:is-hidden="true"/>sitting of that court next held after that day.</text:p>
      <text:p text:style-name="paragraph_5f_insert"><text:hidden-text text:condition="ooow:" text:string-value="P6:L4" text:is-hidden="true"/><text:tab/>(b)<text:tab/>The remand of a person in custody or on bail under paragraph (a) to <text:hidden-text text:condition="ooow:" text:string-value="P6:L5" text:is-hidden="true"/>a sitting of the court that made the order under subsection (1) <text:hidden-text text:condition="ooow:" text:string-value="P6:L6" text:is-hidden="true"/>concerned applying to the person may be to a sitting of that court <text:hidden-text text:condition="ooow:" text:string-value="P6:L7" text:is-hidden="true"/>other than a sitting thereof referred to in paragraph (c).</text:p>
      <text:p text:style-name="paragraph_5f_insert"><text:hidden-text text:condition="ooow:" text:string-value="P6:L8" text:is-hidden="true"/><text:tab/>(c)<text:tab/>Subject to paragraph (b), references in paragraph (a) to a sitting of <text:hidden-text text:condition="ooow:" text:string-value="P6:L9" text:is-hidden="true"/>a court shall be construed as references to a sitting of the court at a <text:hidden-text text:condition="ooow:" text:string-value="P6:L10" text:is-hidden="true"/>place and time appointed or fixed for sittings of that court by or <text:hidden-text text:condition="ooow:" text:string-value="P6:L11" text:is-hidden="true"/>under statute.</text:p>
      <text:p text:style-name="subsection_5f_insert"><text:hidden-text text:condition="ooow:" text:string-value="P6:L12" text:is-hidden="true"/><text:tab/>(8B)<text:tab/>Subsection (8A) applies to a conviction of a person for an offence if <text:hidden-text text:condition="ooow:" text:string-value="P6:L13" text:is-hidden="true"/>proceedings for the offence are instituted against the person during the <text:hidden-text text:condition="ooow:" text:string-value="P6:L14" text:is-hidden="true"/>period of suspension of the sentence concerned pursuant to the order <text:hidden-text text:condition="ooow:" text:string-value="P6:L15" text:is-hidden="true"/>under subsection (1) applying to the person and 12 months thereafter.</text:p>
      <text:p text:style-name="P19"><text:hidden-text text:condition="ooow:" text:string-value="P6:L16" text:is-hidden="true"/><text:tab/>(8C)<text:tab/>Subject to subsection (8D), a court to which a person has been <text:hidden-text text:condition="ooow:" text:string-value="P6:L17" text:is-hidden="true"/>remanded under subsection (8A) shall revoke the order under <text:hidden-text text:condition="ooow:" text:string-value="P6:L18" text:is-hidden="true"/>subsection (1) concerned unless it considers that the revocation of that <text:hidden-text text:condition="ooow:" text:string-value="P6:L19" text:is-hidden="true"/>order would be unjust in all the circumstances of the case, and where <text:hidden-text text:condition="ooow:" text:string-value="P6:L20" text:is-hidden="true"/>the court revokes that order, the person shall be required to serve the <text:hidden-text text:condition="ooow:" text:string-value="P6:L21" text:is-hidden="true"/>entire of the sentence of imprisonment originally imposed by the court, <text:hidden-text text:condition="ooow:" text:string-value="P6:L22" text:is-hidden="true"/>or such part of the sentence as the court considers just having regard to <text:hidden-text text:condition="ooow:" text:string-value="P6:L23" text:is-hidden="true"/>all of the circumstances of the case, less any period of that sentence <text:hidden-text text:condition="ooow:" text:string-value="P6:L24" text:is-hidden="true"/>already served in prison and any period spent in custody (other than a <text:hidden-text text:condition="ooow:" text:string-value="P6:L25" text:is-hidden="true"/>period spent in custody by the person in respect of the triggering <text:hidden-text text:condition="ooow:" text:string-value="P6:L26" text:is-hidden="true"/>offence) pending the revocation of the said order.</text:p>
      <text:p text:style-name="P19"><text:hidden-text text:condition="ooow:" text:string-value="P6:L27" text:is-hidden="true"/><text:tab/>(8D)<text:tab/>Where a person appeals against conviction or sentence for the <text:hidden-text text:condition="ooow:" text:string-value="P6:L28" text:is-hidden="true"/>triggering offence, a court referred to in subsection (8C) may, upon <text:hidden-text text:condition="ooow:" text:string-value="P6:L29" text:is-hidden="true"/>application in that behalf by the person, adjourn the proceedings under <text:hidden-text text:condition="ooow:" text:string-value="P6:L30" text:is-hidden="true"/>that subsection for such period as the court considers appropriate to <text:hidden-text text:condition="ooow:" text:string-value="P6:L31" text:is-hidden="true"/>enable that person to bring the appeal and for it to be determined.</text:p>
      <text:p text:style-name="P19"><text:hidden-text text:condition="ooow:" text:string-value="P6:L32" text:is-hidden="true"/><text:tab/>(8E)<text:tab/>If an appeal brought by the person concerned against conviction or <text:hidden-text text:condition="ooow:" text:string-value="P6:L33" text:is-hidden="true"/>sentence for the triggering offence is withdrawn or abandoned, the <text:hidden-text text:condition="ooow:" text:string-value="P6:L34" text:is-hidden="true"/>court referred to in subsection (8C) shall, in accordance with that <text:hidden-text text:condition="ooow:" text:string-value="P6:L35" text:is-hidden="true"/>subsection, consider the revocation of the order under subsection (1) <text:hidden-text text:condition="ooow:" text:string-value="P6:L36" text:is-hidden="true"/>concerned.</text:p>
      <text:p text:style-name="P19"><text:hidden-text text:condition="ooow:" text:string-value="P6:L37" text:is-hidden="true"/><text:tab/>(8F)<text:tab/>On the determination of an appeal against conviction or sentence for <text:hidden-text text:condition="ooow:" text:string-value="P6:L38" text:is-hidden="true"/>the triggering offence brought by the person concerned⁠—</text:p>
      <text:p text:style-name="paragraph_5f_insert"><text:hidden-text text:condition="ooow:" text:string-value="P6:L39" text:is-hidden="true"/><text:tab/>(a)<text:tab/>if the order of the court before which proceedings for that offence <text:hidden-text text:condition="ooow:" text:string-value="P6:L40" text:is-hidden="true"/>were brought is reversed insofar as it relates to the conviction for <text:hidden-text text:condition="ooow:" text:string-value="P6:L41" text:is-hidden="true"/>that offence or the conviction for that offence is quashed, the court <text:hidden-text text:condition="ooow:" text:string-value="P6:L42" text:is-hidden="true"/>referred to in subsection (8C) shall dismiss the proceedings under <text:hidden-text text:condition="ooow:" text:string-value="P6:L43" text:is-hidden="true"/>that subsection, and</text:p>
      <text:p text:style-name="paragraph_5f_insert"><text:soft-page-break/><text:hidden-text text:condition="ooow:" text:string-value="P7:L1" text:is-hidden="true"/><text:tab/>(b)<text:tab/>in all other cases, the court referred to in subsection (8C) shall, in <text:hidden-text text:condition="ooow:" text:string-value="P7:L2" text:is-hidden="true"/>accordance with that subsection, consider the revocation of the <text:hidden-text text:condition="ooow:" text:string-value="P7:L3" text:is-hidden="true"/>order under subsection (1) concerned.</text:p>
      <text:p text:style-name="P19"><text:hidden-text text:condition="ooow:" text:string-value="P7:L4" text:is-hidden="true"/><text:tab/>(8G)<text:tab/>When an appeal against conviction or sentence for the triggering <text:hidden-text text:condition="ooow:" text:string-value="P7:L5" text:is-hidden="true"/>offence is withdrawn, abandoned or determined, the person concerned <text:hidden-text text:condition="ooow:" text:string-value="P7:L6" text:is-hidden="true"/>shall, for the purposes of subsections (8E) and (8F), appear before the <text:hidden-text text:condition="ooow:" text:string-value="P7:L7" text:is-hidden="true"/>court referred to in subsection (8C) whenever he or she is required to <text:hidden-text text:condition="ooow:" text:string-value="P7:L8" text:is-hidden="true"/>do so by that court.</text:p>
      <text:p text:style-name="P19"><text:hidden-text text:condition="ooow:" text:string-value="P7:L9" text:is-hidden="true"/><text:tab/>(8H)<text:tab/>In subsections (8D) to (8G), references to an appeal against conviction <text:hidden-text text:condition="ooow:" text:string-value="P7:L10" text:is-hidden="true"/>or sentence for the triggering offence shall be construed as references <text:hidden-text text:condition="ooow:" text:string-value="P7:L11" text:is-hidden="true"/>to an appeal against conviction or sentence, as the case may be, for <text:hidden-text text:condition="ooow:" text:string-value="P7:L12" text:is-hidden="true"/>that offence, whether by way of rehearing, case stated or otherwise.”,</text:p>
      <text:p text:style-name="P21"><text:hidden-text text:condition="ooow:" text:string-value="P7:L13" text:is-hidden="true"/><text:tab/><text:reference-mark-start text:name="paragraphnumber_4"/>(<text:sequence text:ref-name="refparagraphnumber3" text:name="paragraphnumber" text:formula="ooow:paragraphnumber+1" style:num-format="a">d</text:sequence>)<text:reference-mark-end text:name="paragraphnumber_4"/><text:tab/>by the deletion of subsection (10A),</text:p>
      <text:p text:style-name="P21"><text:hidden-text text:condition="ooow:" text:string-value="P7:L14" text:is-hidden="true"/><text:tab/><text:reference-mark-start text:name="paragraphnumber_5"/>(<text:sequence text:ref-name="refparagraphnumber4" text:name="paragraphnumber" text:formula="ooow:paragraphnumber+1" style:num-format="a">e</text:sequence>)<text:reference-mark-end text:name="paragraphnumber_5"/><text:tab/>by the substitution of the following subsection for subsection (11):</text:p>
      <text:p text:style-name="paragraph_5f_insert"><text:hidden-text text:condition="ooow:" text:string-value="P7:L15" text:is-hidden="true"/><text:tab/>“(11) (a)<text:tab/>Where an order under subsection (1) applying to a person is <text:hidden-text text:condition="ooow:" text:string-value="P7:L16" text:is-hidden="true"/>revoked under subsection (8C), any period of imprisonment <text:hidden-text text:condition="ooow:" text:string-value="P7:L17" text:is-hidden="true"/>required to be served by the person as a result of that revocation <text:hidden-text text:condition="ooow:" text:string-value="P7:L18" text:is-hidden="true"/>shall be consecutive on any sentence of imprisonment (other than a <text:hidden-text text:condition="ooow:" text:string-value="P7:L19" text:is-hidden="true"/>sentence consisting of imprisonment for life) imposed on the <text:hidden-text text:condition="ooow:" text:string-value="P7:L20" text:is-hidden="true"/>person in respect of the triggering offence.</text:p>
      <text:p text:style-name="paragraph_5f_insert"><text:hidden-text text:condition="ooow:" text:string-value="P7:L21" text:is-hidden="true"/><text:tab/>(b)<text:tab/>Paragraph (a) shall not apply if the execution of the sentence of <text:hidden-text text:condition="ooow:" text:string-value="P7:L22" text:is-hidden="true"/>imprisonment imposed on the person in respect of the triggering <text:hidden-text text:condition="ooow:" text:string-value="P7:L23" text:is-hidden="true"/>offence is wholly suspended under subsection (1).”,</text:p>
      <text:p text:style-name="P21"><text:hidden-text text:condition="ooow:" text:string-value="P7:L24" text:is-hidden="true"/><text:tab/><text:reference-mark-start text:name="paragraphnumber_6"/>(<text:sequence text:ref-name="refparagraphnumber5" text:name="paragraphnumber" text:formula="ooow:paragraphnumber+1" style:num-format="a">f</text:sequence>)<text:reference-mark-end text:name="paragraphnumber_6"/><text:tab/>in subsection (13), by the substitution of “a person to whom an order under <text:hidden-text text:condition="ooow:" text:string-value="P7:L25" text:is-hidden="true"/>subsection (1) applies has contravened the condition referred to in subsection (2) <text:hidden-text text:condition="ooow:" text:string-value="P7:L26" text:is-hidden="true"/>or a condition imposed under subsection (3), he or she may apply” for “a person <text:hidden-text text:condition="ooow:" text:string-value="P7:L27" text:is-hidden="true"/>to whom an order under this section applies has contravened the condition <text:hidden-text text:condition="ooow:" text:string-value="P7:L28" text:is-hidden="true"/>referred to in subsection (2) he or she may apply”,</text:p>
      <text:p text:style-name="P21"><text:hidden-text text:condition="ooow:" text:string-value="P7:L29" text:is-hidden="true"/><text:tab/><text:reference-mark-start text:name="paragraphnumber_7"/>(<text:sequence text:ref-name="refparagraphnumber6" text:name="paragraphnumber" text:formula="ooow:paragraphnumber+1" style:num-format="a">g</text:sequence>)<text:reference-mark-end text:name="paragraphnumber_7"/><text:tab/>by the insertion of the following subsection after subsection (13):</text:p>
      <text:p text:style-name="P19"><text:hidden-text text:condition="ooow:" text:string-value="P7:L30" text:is-hidden="true"/><text:tab/>“(13A)<text:tab/>The Director of Public Prosecutions may, if he or she has reasonable <text:hidden-text text:condition="ooow:" text:string-value="P7:L31" text:is-hidden="true"/>grounds for believing that a person to whom an order under subsection <text:hidden-text text:condition="ooow:" text:string-value="P7:L32" text:is-hidden="true"/>(1) applies has contravened a condition imposed under subsection (3), <text:hidden-text text:condition="ooow:" text:string-value="P7:L33" text:is-hidden="true"/>apply to the court to fix a date for the hearing of an application for an <text:hidden-text text:condition="ooow:" text:string-value="P7:L34" text:is-hidden="true"/>order revoking the order under subsection (1).”,</text:p>
      <text:p text:style-name="P21"><text:hidden-text text:condition="ooow:" text:string-value="P7:L35" text:is-hidden="true"/><text:tab/><text:reference-mark-start text:name="paragraphnumber_8"/>(<text:sequence text:ref-name="refparagraphnumber7" text:name="paragraphnumber" text:formula="ooow:paragraphnumber+1" style:num-format="a">h</text:sequence>)<text:reference-mark-end text:name="paragraphnumber_8"/><text:tab/>in subsection (14), by the deletion of “(3) or” after “has contravened a condition <text:hidden-text text:condition="ooow:" text:string-value="P7:L36" text:is-hidden="true"/>imposed under subsection”,</text:p>
      <text:p text:style-name="P21"><text:hidden-text text:condition="ooow:" text:string-value="P7:L37" text:is-hidden="true"/><text:tab/><text:reference-mark-start text:name="paragraphnumber_9"/>(<text:sequence text:ref-name="refparagraphnumber8" text:name="paragraphnumber" text:formula="ooow:paragraphnumber+1" style:num-format="a">i</text:sequence>)<text:reference-mark-end text:name="paragraphnumber_9"/><text:tab/>in subsection (15), by the substitution of “the hearing of an application referred to <text:hidden-text text:condition="ooow:" text:string-value="P7:L38" text:is-hidden="true"/>in subsection (13), (13A) or (14)” for “the hearing of an application referred to in <text:hidden-text text:condition="ooow:" text:string-value="P7:L39" text:is-hidden="true"/>subsection (13) or (14)”,</text:p>
      <text:p text:style-name="P21"><text:hidden-text text:condition="ooow:" text:string-value="P7:L40" text:is-hidden="true"/><text:tab/><text:reference-mark-start text:name="paragraphnumber_10"/>(<text:sequence text:ref-name="refparagraphnumber9" text:name="paragraphnumber" text:formula="ooow:paragraphnumber+1" style:num-format="a">j</text:sequence>)<text:reference-mark-end text:name="paragraphnumber_10"/><text:tab/>by the insertion of the following subsection after subsection (18):</text:p>
      <text:p text:style-name="P19"><text:hidden-text text:condition="ooow:" text:string-value="P7:L41" text:is-hidden="true"/><text:tab/>“(18A)<text:tab/>Where, under subsection (8C) or (17), a court revokes an order under <text:hidden-text text:condition="ooow:" text:string-value="P7:L42" text:is-hidden="true"/>subsection (1) applying to a person and the person is required to serve <text:soft-page-break/><text:hidden-text text:condition="ooow:" text:string-value="P8:L1" text:is-hidden="true"/>a part of the sentence of imprisonment originally imposed on him or <text:hidden-text text:condition="ooow:" text:string-value="P8:L2" text:is-hidden="true"/>her, the court may make a further order suspending the execution of <text:hidden-text text:condition="ooow:" text:string-value="P8:L3" text:is-hidden="true"/>the part of the sentence of imprisonment that is not required to be <text:hidden-text text:condition="ooow:" text:string-value="P8:L4" text:is-hidden="true"/>served by the person and such further order shall, for the purposes of <text:hidden-text text:condition="ooow:" text:string-value="P8:L5" text:is-hidden="true"/>this section, be regarded as an order made under subsection (1) <text:hidden-text text:condition="ooow:" text:string-value="P8:L6" text:is-hidden="true"/>applying to the person and that subsection shall apply accordingly.”,</text:p>
      <text:p text:style-name="P21"><text:hidden-text text:condition="ooow:" text:string-value="P8:L7" text:is-hidden="true"/><text:tab/><text:reference-mark-start text:name="paragraphnumber_11"/>(<text:sequence text:ref-name="refparagraphnumber10" text:name="paragraphnumber" text:formula="ooow:paragraphnumber+1" style:num-format="a">k</text:sequence>)<text:reference-mark-end text:name="paragraphnumber_11"/><text:tab/>by the insertion of the following subsections after subsection (19):</text:p>
      <text:p text:style-name="P19"><text:hidden-text text:condition="ooow:" text:string-value="P8:L8" text:is-hidden="true"/><text:tab/>“(19A)<text:tab/>If, in relation to a person, the application of subsection (11) conflicts <text:hidden-text text:condition="ooow:" text:string-value="P8:L9" text:is-hidden="true"/>with any of the other consecutive sentencing provisions with regard to <text:hidden-text text:condition="ooow:" text:string-value="P8:L10" text:is-hidden="true"/>the sequence in which the following shall be served by the person, <text:hidden-text text:condition="ooow:" text:string-value="P8:L11" text:is-hidden="true"/>namely⁠—</text:p>
      <text:p text:style-name="P18"><text:hidden-text text:condition="ooow:" text:string-value="P8:L12" text:is-hidden="true"/><text:tab/>(a)<text:tab/>a sentence of a term of imprisonment imposed on the person for the <text:hidden-text text:condition="ooow:" text:string-value="P8:L13" text:is-hidden="true"/>triggering offence,</text:p>
      <text:p text:style-name="P18"><text:hidden-text text:condition="ooow:" text:string-value="P8:L14" text:is-hidden="true"/><text:tab/>(b)<text:tab/>the period of imprisonment required to be served by the person <text:hidden-text text:condition="ooow:" text:string-value="P8:L15" text:is-hidden="true"/>under subsection (8C), and</text:p>
      <text:p text:style-name="P18"><text:hidden-text text:condition="ooow:" text:string-value="P8:L16" text:is-hidden="true"/><text:tab/>(c)<text:tab/>a sentence of a term of imprisonment imposed on the person for <text:hidden-text text:condition="ooow:" text:string-value="P8:L17" text:is-hidden="true"/>another offence of which he or she is convicted,</text:p>
      <text:p text:style-name="P19"><text:hidden-text text:condition="ooow:" text:string-value="P8:L18" text:is-hidden="true"/><text:tab/><text:tab/>the court referred to in subsection (8C) or any other court concerned <text:s/><text:hidden-text text:condition="ooow:" text:string-value="P8:L19" text:is-hidden="true"/>may determine that sequence in such manner as it considers just, <text:hidden-text text:condition="ooow:" text:string-value="P8:L20" text:is-hidden="true"/>provided that the sentences of imprisonment referred to in paragraphs <text:hidden-text text:condition="ooow:" text:string-value="P8:L21" text:is-hidden="true"/>(a) and (c) and the period of imprisonment referred to in paragraph (b) <text:hidden-text text:condition="ooow:" text:string-value="P8:L22" text:is-hidden="true"/>shall be consecutive on each other.</text:p>
      <text:p text:style-name="P19"><text:hidden-text text:condition="ooow:" text:string-value="P8:L23" text:is-hidden="true"/><text:tab/>(19B)<text:tab/>Where a person is convicted of the triggering offence by the District <text:hidden-text text:condition="ooow:" text:string-value="P8:L24" text:is-hidden="true"/>Court and an order under subsection (1) applying to the person is <text:hidden-text text:condition="ooow:" text:string-value="P8:L25" text:is-hidden="true"/>revoked by the District Court under subsection (8C), the aggregate <text:s/><text:hidden-text text:condition="ooow:" text:string-value="P8:L26" text:is-hidden="true"/>of⁠—</text:p>
      <text:p text:style-name="P18"><text:hidden-text text:condition="ooow:" text:string-value="P8:L27" text:is-hidden="true"/><text:tab/>(a)<text:tab/>a sentence of a term of imprisonment imposed on the person for the <text:hidden-text text:condition="ooow:" text:string-value="P8:L28" text:is-hidden="true"/>triggering offence,</text:p>
      <text:p text:style-name="P18"><text:hidden-text text:condition="ooow:" text:string-value="P8:L29" text:is-hidden="true"/><text:tab/>(b)<text:tab/>the period of imprisonment required to be served by the person <text:hidden-text text:condition="ooow:" text:string-value="P8:L30" text:is-hidden="true"/>under subsection (8C), and</text:p>
      <text:p text:style-name="P18"><text:hidden-text text:condition="ooow:" text:string-value="P8:L31" text:is-hidden="true"/><text:tab/>(c)<text:tab/>a sentence of a term of imprisonment for any other offence imposed <text:hidden-text text:condition="ooow:" text:string-value="P8:L32" text:is-hidden="true"/>on the person by the District Court that is required by any of the <text:hidden-text text:condition="ooow:" text:string-value="P8:L33" text:is-hidden="true"/>other consecutive sentencing provisions to be consecutive on the <text:hidden-text text:condition="ooow:" text:string-value="P8:L34" text:is-hidden="true"/>sentence of imprisonment referred to in paragraph (a) or the period <text:hidden-text text:condition="ooow:" text:string-value="P8:L35" text:is-hidden="true"/>of imprisonment referred to in paragraph (b) or vice versa,</text:p>
      <text:p text:style-name="P19"><text:hidden-text text:condition="ooow:" text:string-value="P8:L36" text:is-hidden="true"/><text:tab/><text:tab/>shall not exceed 2 years.”,</text:p>
      <text:p text:style-name="paragraph"><text:hidden-text text:condition="ooow:" text:string-value="P8:L37" text:is-hidden="true"/><text:tab/><text:tab/>and</text:p>
      <text:p text:style-name="paragraph"><text:hidden-text text:condition="ooow:" text:string-value="P8:L38" text:is-hidden="true"/><text:tab/><text:reference-mark-start text:name="paragraphnumber_14"/>(<text:sequence text:ref-name="refparagraphnumber11" text:name="paragraphnumber" text:formula="ooow:paragraphnumber+1" style:num-format="a">l</text:sequence>)<text:reference-mark-end text:name="paragraphnumber_14"/><text:tab/>by the addition of the following subsections:</text:p>
      <text:p text:style-name="P19"><text:hidden-text text:condition="ooow:" text:string-value="P8:L39" text:is-hidden="true"/><text:tab/>“(21)<text:tab/>Where⁠—</text:p>
      <text:p text:style-name="P18"><text:hidden-text text:condition="ooow:" text:string-value="P8:L40" text:is-hidden="true"/><text:tab/>(a)<text:tab/>under subsection (8C), an order under subsection (1) applying to a <text:hidden-text text:condition="ooow:" text:string-value="P8:L41" text:is-hidden="true"/>person is revoked and the person is required to serve a part of the <text:soft-page-break/><text:hidden-text text:condition="ooow:" text:string-value="P9:L1" text:is-hidden="true"/>sentence of imprisonment originally imposed on him or her under <text:hidden-text text:condition="ooow:" text:string-value="P9:L2" text:is-hidden="true"/>that subsection, and</text:p>
      <text:p text:style-name="P18"><text:hidden-text text:condition="ooow:" text:string-value="P9:L3" text:is-hidden="true"/><text:tab/>(b)<text:tab/>a court imposes a sentence of a term of imprisonment on the person <text:hidden-text text:condition="ooow:" text:string-value="P9:L4" text:is-hidden="true"/>that is to be consecutive on the sentence of imprisonment referred <text:hidden-text text:condition="ooow:" text:string-value="P9:L5" text:is-hidden="true"/>to in paragraph (a),</text:p>
      <text:p text:style-name="P19"><text:hidden-text text:condition="ooow:" text:string-value="P9:L6" text:is-hidden="true"/><text:tab/><text:tab/>the sentence of imprisonment referred to in paragraph (b) shall <text:hidden-text text:condition="ooow:" text:string-value="P9:L7" text:is-hidden="true"/>commence at the expiration of the period of imprisonment required to <text:hidden-text text:condition="ooow:" text:string-value="P9:L8" text:is-hidden="true"/>be served by the person under subsection (8C) referred to in paragraph <text:hidden-text text:condition="ooow:" text:string-value="P9:L9" text:is-hidden="true"/>(a).</text:p>
      <text:p text:style-name="P19"><text:hidden-text text:condition="ooow:" text:string-value="P9:L10" text:is-hidden="true"/><text:tab/>(22)<text:tab/>Where an order under subsection (1) is made by a court on appeal <text:hidden-text text:condition="ooow:" text:string-value="P9:L11" text:is-hidden="true"/>from another court⁠—</text:p>
      <text:p text:style-name="P18"><text:hidden-text text:condition="ooow:" text:string-value="P9:L12" text:is-hidden="true"/><text:tab/>(a)<text:tab/>the reference in subsection (8A) to the court that made the order <text:hidden-text text:condition="ooow:" text:string-value="P9:L13" text:is-hidden="true"/>under subsection (1),</text:p>
      <text:p text:style-name="P18"><text:hidden-text text:condition="ooow:" text:string-value="P9:L14" text:is-hidden="true"/><text:tab/>(b)<text:tab/>the references in subsections (8C), (8D), (8G), (13) to (17), (18A) <text:hidden-text text:condition="ooow:" text:string-value="P9:L15" text:is-hidden="true"/>and (19A) to the court that may exercise jurisdiction under each of <text:hidden-text text:condition="ooow:" text:string-value="P9:L16" text:is-hidden="true"/>those subsections, and</text:p>
      <text:p text:style-name="P18"><text:hidden-text text:condition="ooow:" text:string-value="P9:L17" text:is-hidden="true"/><text:tab/>(c)<text:tab/>the reference in subsection (12) to the court that revoked the order <text:hidden-text text:condition="ooow:" text:string-value="P9:L18" text:is-hidden="true"/>under subsection (1),</text:p>
      <text:p text:style-name="subsection_5f_insert"><text:hidden-text text:condition="ooow:" text:string-value="P9:L19" text:is-hidden="true"/><text:tab/><text:tab/>shall be construed as references to the court from whose order or <text:hidden-text text:condition="ooow:" text:string-value="P9:L20" text:is-hidden="true"/>decision the appeal was taken.</text:p>
      <text:p text:style-name="P19"><text:hidden-text text:condition="ooow:" text:string-value="P9:L21" text:is-hidden="true"/><text:tab/>(23)<text:tab/>In this section the ‘other consecutive sentencing provisions’ means⁠—</text:p>
      <text:p text:style-name="paragraph_5f_insert"><text:hidden-text text:condition="ooow:" text:string-value="P9:L22" text:is-hidden="true"/><text:span text:style-name="T7"><text:tab/>(a)<text:tab/>section 5 of the </text:span><text:alphabetical-index-mark text:string-value="Criminal Justice Act 1951 (No. 2)"/><text:a xlink:type="simple" xlink:href="http://www.irishstatutebook.ie/1951/en/act/pub/0002/index.html"><text:span text:style-name="T7"/></text:a><text:a xlink:type="simple" xlink:href="http://www.irishstatutebook.ie/1951/en/act/pub/0002/index.html">Criminal Justice Act 1951</text:a>,</text:p>
      <text:p text:style-name="paragraph_5f_insert"><text:hidden-text text:condition="ooow:" text:string-value="P9:L23" text:is-hidden="true"/><text:span text:style-name="T7"><text:tab/>(b)<text:tab/>section 13 of the </text:span><text:alphabetical-index-mark text:string-value="Criminal Law Act 1976 (No. 32)"/><text:a xlink:type="simple" xlink:href="http://www.irishstatutebook.ie/1976/en/act/pub/0032/index.html"><text:span text:style-name="T7"/></text:a><text:a xlink:type="simple" xlink:href="http://www.irishstatutebook.ie/1976/en/act/pub/0032/index.html">Criminal Law Act 1976</text:a>,</text:p>
      <text:p text:style-name="paragraph_5f_insert"><text:hidden-text text:condition="ooow:" text:string-value="P9:L24" text:is-hidden="true"/><text:span text:style-name="T7"><text:tab/>(c)<text:tab/>section 11 of the </text:span><text:alphabetical-index-mark text:string-value="Criminal Justice Act 1984 (No. 22)"/><text:a xlink:type="simple" xlink:href="http://www.irishstatutebook.ie/1984/en/act/pub/0022/index.html"><text:span text:style-name="T7"/></text:a><text:a xlink:type="simple" xlink:href="http://www.irishstatutebook.ie/1984/en/act/pub/0022/index.html">Criminal Justice Act 1984</text:a>,</text:p>
      <text:p text:style-name="paragraph_5f_insert"><text:hidden-text text:condition="ooow:" text:string-value="P9:L25" text:is-hidden="true"/><text:span text:style-name="T7"><text:tab/>(d)<text:tab/>section 54A of the </text:span><text:alphabetical-index-mark text:string-value="Criminal Justice (Theft and Fraud Offences) Act 2001 (No. 50)"/><text:a xlink:type="simple" xlink:href="http://www.irishstatutebook.ie/2001/en/act/pub/0050/index.html"><text:span text:style-name="T7"/></text:a><text:a xlink:type="simple" xlink:href="http://www.irishstatutebook.ie/2001/en/act/pub/0050/index.html">Criminal Justice (Theft and Fraud Offences) Act </text:a><text:a xlink:type="simple" xlink:href="http://www.irishstatutebook.ie/2001/en/act/pub/0050/index.html"><text:hidden-text text:condition="ooow:" text:string-value="P9:L26" text:is-hidden="true"/></text:a><text:a xlink:type="simple" xlink:href="http://www.irishstatutebook.ie/2001/en/act/pub/0050/index.html">2001</text:a>, and</text:p>
      <text:p text:style-name="P18"><text:hidden-text text:condition="ooow:" text:string-value="P9:L27" text:is-hidden="true"/><text:tab/>(e)<text:tab/>any other enactment that requires or permits a court to impose a <text:hidden-text text:condition="ooow:" text:string-value="P9:L28" text:is-hidden="true"/>consecutive sentence.”.</text:p>
      <text:p text:style-name="P16"><text:hidden-text text:condition="ooow:" text:string-value="P9:L29" text:is-hidden="true"/><text:bookmark-start text:name="toc_book_3"/>Construction of references<text:bookmark-end text:name="toc_book_3"/></text:p>
      <text:p text:style-name="section"><text:hidden-text text:condition="ooow:" text:string-value="P9:L30" text:is-hidden="true"/><text:reference-mark-start text:name="sectionnumber_3"/><text:span text:style-name="T6"><text:sequence text:ref-name="refsectionnumber2" text:name="sectionnumber" text:formula="ooow:sectionnumber+1" style:num-format="1">3</text:sequence></text:span><text:reference-mark-end text:name="sectionnumber_3"/><text:span text:style-name="T6">.</text:span><text:span text:style-name="T7"><text:tab/>A reference in any enactment, within the meaning of the </text:span><text:alphabetical-index-mark text:string-value="Interpretation Act 2005 (No. 23)"/><text:a xlink:type="simple" xlink:href="http://www.irishstatutebook.ie/2005/en/act/pub/0023/index.html"><text:span text:style-name="T7"/></text:a><text:a xlink:type="simple" xlink:href="http://www.irishstatutebook.ie/2005/en/act/pub/0023/index.html"><text:span text:style-name="T7">Interpretation Act 2005</text:span></text:a><text:span text:style-name="T7">, to⁠—</text:span></text:p>
      <text:p text:style-name="P21"><text:hidden-text text:condition="ooow:" text:string-value="P9:L31" text:is-hidden="true"/><text:tab/><text:reference-mark-start text:name="paragraphnumber_12"/>(<text:sequence text:ref-name="refparagraphnumber12" text:name="paragraphnumber" text:formula="ooow:1" style:num-format="a">a</text:sequence>)<text:reference-mark-end text:name="paragraphnumber_12"/><text:tab/>subsection (9) of section 99 of the Act of 2006 shall be construed as a reference <text:hidden-text text:condition="ooow:" text:string-value="P9:L32" text:is-hidden="true"/>to subsections (8A) and (8B) (inserted by <text:span text:style-name="T2">section </text:span><text:span text:style-name="T2"><text:reference-ref text:reference-format="text" text:ref-name="sectionnumber_2">2</text:reference-ref></text:span><text:span text:style-name="T2"><text:reference-ref text:reference-format="text" text:ref-name="paragraphnumber_3">(c)</text:reference-ref></text:span>) of the said section 99, and</text:p>
      <text:p text:style-name="P21"><text:hidden-text text:condition="ooow:" text:string-value="P9:L33" text:is-hidden="true"/><text:tab/><text:reference-mark-start text:name="paragraphnumber_13"/>(<text:sequence text:ref-name="refparagraphnumber13" text:name="paragraphnumber" text:formula="ooow:paragraphnumber+1" style:num-format="a">b</text:sequence>)<text:reference-mark-end text:name="paragraphnumber_13"/><text:tab/>subsection (10) of section 99 of the Act of 2006 shall be construed as a reference <text:hidden-text text:condition="ooow:" text:string-value="P9:L34" text:is-hidden="true"/>to subsection (8C) (inserted by <text:span text:style-name="T2">section </text:span><text:span text:style-name="T2"><text:reference-ref text:reference-format="text" text:ref-name="sectionnumber_2">2</text:reference-ref></text:span><text:span text:style-name="T2"><text:reference-ref text:reference-format="text" text:ref-name="paragraphnumber_3">(c)</text:reference-ref></text:span>) of the said section 99.</text:p>
      <text:p text:style-name="P16"><text:hidden-text text:condition="ooow:" text:string-value="P9:L35" text:is-hidden="true"/><text:bookmark-start text:name="toc_book_4"/>Short title and commencement<text:bookmark-end text:name="toc_book_4"/></text:p>
      <text:p text:style-name="subsection"><text:hidden-text text:condition="ooow:" text:string-value="P9:L36" text:is-hidden="true"/><text:reference-mark-start text:name="sectionnumber_4"/><text:span text:style-name="T4"><text:sequence text:ref-name="refsectionnumber3" text:name="sectionnumber" text:formula="ooow:sectionnumber+1" style:num-format="1">4</text:sequence></text:span><text:reference-mark-end text:name="sectionnumber_4"/><text:span text:style-name="T4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Criminal Justice (Suspended Sentences of Imprisonment) <text:hidden-text text:condition="ooow:" text:string-value="P9:L37" text:is-hidden="true"/>Act 2016.</text:p>
      <text:p text:style-name="subsection"><text:soft-page-break/><text:hidden-text text:condition="ooow:" text:string-value="P10:L1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is Act shall come into operation on such day or days as the Minister for Justice and <text:hidden-text text:condition="ooow:" text:string-value="P10:L2" text:is-hidden="true"/>Equality may by order or orders appoint either generally or with reference to any <text:hidden-text text:condition="ooow:" text:string-value="P10:L3" text:is-hidden="true"/>particular purpose or provision and different days may be so appointed for different <text:hidden-text text:condition="ooow:" text:string-value="P10:L4" text:is-hidden="true"/>purposes or different provisions.</text:p>
      <text:p text:style-name="P14"><text:hidden-text text:condition="ooow:" text:string-value="P11:L1" text:is-hidden="true"/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<text:hidden-text text:condition="ooow:" text:string-value="P12:L1" text:is-hidden="true"/>An Bille um Cheartas Coiriúil <text:hidden-text text:condition="ooow:" text:string-value="P12:L2" text:is-hidden="true"/>(Pianbhreitheanna Príosúnachta Fionraithe), <text:hidden-text text:condition="ooow:" text:string-value="P12:L3" text:is-hidden="true"/>2016</text:p>
            <text:p text:style-name="P25"><text:hidden-text text:condition="ooow:" text:string-value="P12:L4" text:is-hidden="true"/><text:span text:style-name="bold_5f_noitalic_5f_nounderline"><text:span text:style-name="T5"> </text:span></text:span></text:p>
            <text:p text:style-name="P30"><text:hidden-text text:condition="ooow:" text:string-value="P12:L5" text:is-hidden="true"/> <text:s text:c="22"/></text:p>
            <text:p text:style-name="P27"><text:hidden-text text:condition="ooow:" text:string-value="P12:L6" text:is-hidden="true"/>BILLE</text:p>
            <text:p text:style-name="P32"><text:hidden-text text:condition="ooow:" text:string-value="P12:L7" text:is-hidden="true"/>(mar a tionscnaíodh)</text:p>
            <text:p text:style-name="P32"><text:hidden-text text:condition="ooow:" text:string-value="P12:L8" text:is-hidden="true"/>d<text:span text:style-name="T10">á ngairtear</text:span></text:p>
            <text:p text:style-name="backpageprovision_5f_no_5f_line_5f_numbering"><text:hidden-text text:condition="ooow:" text:string-value="P12:L9" text:is-hidden="true"/><text:span text:style-name="T11">Acht do leasú alt 99 den Acht um Cheartas Coiriúil, </text:span><text:span text:style-name="T11"><text:hidden-text text:condition="ooow:" text:string-value="P12:L10" text:is-hidden="true"/></text:span><text:span text:style-name="T11">2006 ar shlite áirithe; agus do dhéanamh socrú i </text:span><text:span text:style-name="T11"><text:hidden-text text:condition="ooow:" text:string-value="P12:L11" text:is-hidden="true"/></text:span><text:span text:style-name="T11">dtaobh nithe gaolmhara.</text:span><text:span text:style-name="bold_5f_noitalic_5f_nounderline"><text:span text:style-name="T9"><text:line-break/></text:span></text:span><text:span text:style-name="bold_5f_noitalic_5f_nounderline"><text:span text:style-name="T9"><text:hidden-text text:condition="ooow:" text:string-value="P12:L12" text:is-hidden="true"/></text:span></text:span></text:p>
            <text:p text:style-name="P30"><text:hidden-text text:condition="ooow:" text:string-value="P12:L13" text:is-hidden="true"/> </text:p>
            <text:p text:style-name="P33"><text:hidden-text text:condition="ooow:" text:string-value="P12:L14" text:is-hidden="true"/>An Seanadóir Diarmuid Ó Buitiméir a thíolaic thar <text:hidden-text text:condition="ooow:" text:string-value="P12:L15" text:is-hidden="true"/>ceann an Tánaiste agus Aire Dlí agus Cirt agus <text:hidden-text text:condition="ooow:" text:string-value="P12:L16" text:is-hidden="true"/>Comhionannais,</text:p>
            <text:p text:style-name="P23"><text:hidden-text text:condition="ooow:" text:string-value="P12:L17" text:is-hidden="true"/>20 <text:span text:style-name="T3">Iúil,</text:span> 2016</text:p>
            <text:p text:style-name="P31"><text:hidden-text text:condition="ooow:" text:string-value="P12:L18" text:is-hidden="true"/> </text:p>
            <text:p text:style-name="P26"><text:hidden-text text:condition="ooow:" text:string-value="P12:L19" text:is-hidden="true"/> </text:p>
          </table:table-cell>
          <table:table-cell table:style-name="Table1.B1" office:value-type="string">
            <text:p text:style-name="P28">Criminal Justice (Suspended Sentences of Imprisonment) Bill 2016<text:line-break/></text:p>
            <text:p text:style-name="P25"><text:span text:style-name="bold_5f_noitalic_5f_nounderline"><text:span text:style-name="T5"/></text:span></text:p>
            <text:p text:style-name="P29"><text:s/></text:p>
            <text:p text:style-name="P27">BILL</text:p>
            <text:p text:style-name="P32">(as initiated)</text:p>
            <text:p text:style-name="P32">entitled</text:p>
            <text:p text:style-name="backpageprovision_5f_no_5f_line_5f_numbering">An Act to amend section 99 of the Criminal Justice Act 2006 in certain respects; and to provide for related matters.<text:span text:style-name="bold_5f_noitalic_5f_nounderline"><text:span text:style-name="T5"><text:line-break/></text:span></text:span></text:p>
            <text:p text:style-name="P29"/>
            <text:p text:style-name="P24">Presented by Senator Jerry Buttimer on behalf of the Tánaiste and Minister for Justice and Equality,<text:line-break/></text:p>
            <text:p text:style-name="P23">20<text:span text:style-name="T3">th July,</text:span> 2016</text:p>
            <text:p text:style-name="P29"/>
            <text:p text:style-name="P25"/>
          </table:table-cell>
        </table:table-row>
      </table:table>
      <text:p text:style-name="Standard"><text:hidden-text text:condition="ooow:" text:string-value="P12:L20" text:is-hidden="true"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variant="normal" fo:text-transform="none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 text:number-lines="false" text:line-number="0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fo:keep-with-next="always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fo:keep-with-next="always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parent-style-name="Standard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parent-style-name="Standard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parent-style-name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parent-style-name="Standard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parent-style-name="Standard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cm" fo:margin-bottom="0.499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parent-style-name="scheduleclause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margin-top="0cm" fo:margin-bottom="0.25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parent-style-name="clause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parent-style-name="sub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parent-style-name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parent-style-name="subsection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fals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lways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parent-style-name="Standard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parent-style-name="Standard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parent-style-name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Header_20_right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6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11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74 of 2016" text:name="Footer"/>
        </text:user-field-decls>
        <text:p text:style-name="P2"><text:span text:style-name="T1"><text:tab/>[</text:span><text:span text:style-name="T1"><text:user-field-get text:name="Footer">No. 74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[%ACT_YEAR%]<text:tab/><text:span text:style-name="T2">%T_ACT_S_SHORTTITLEEN1%</text:span><text:tab/>ActHeader [No.<text:span text:style-name="T3">%ACT_NUM%.</text:span>]</text:p>
        <text:p text:style-name="P4">%T_ACT_S_SHORTTITLEEN2%</text:p>
      </style:header>
      <style:footer>
        <text:p text:style-name="P1"><text:tab/><text:page-number text:select-page="current">11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 [No.<text:span text:style-name="T3">%ACT_NUM%.</text:span>]<text:tab/><text:span text:style-name="T2">%T_ACT_S_SHORTTITLEEN1%</text:span><text:tab/>[%ACT_YEAR%]</text:p>
        <text:p text:style-name="P4">%T_ACT_S_SHORTTITLEEN2%</text:p>
      </style:header>
      <style:footer>
        <text:p text:style-name="P1"><text:tab/><text:page-number text:select-page="current">11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5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5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6"/>
        <text:p text:style-name="P6">[No. 74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34:23</dc:date>
    <meta:print-date>2016-07-20T09:24:41</meta:print-date>
    <meta:editing-cycles>695</meta:editing-cycles>
    <meta:editing-duration>P2DT8H48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2" meta:paragraph-count="133" meta:word-count="2171" meta:character-count="13166"/>
  </office:meta>
</office:document-meta>
</file>